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4000" draw:auto-grow-height="true" draw:auto-grow-width="false" fo:max-height="0cm" fo:min-height="10.6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outline1">
      <style:graphic-properties fo:min-height="10.001cm"/>
      <style:paragraph-properties style:writing-mode="lr-tb"/>
    </style:style>
    <style:style style:name="pr5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3.118cm" style:use-optimal-column-width="false"/>
    </style:style>
    <style:style style:name="co4" style:family="table-column">
      <style:table-column-properties style:column-width="2.613cm" style:use-optimal-column-width="false"/>
    </style:style>
    <style:style style:name="co5" style:family="table-column">
      <style:table-column-properties style:column-width="3.124cm" style:use-optimal-column-width="false"/>
    </style:style>
    <style:style style:name="ro1" style:family="table-row">
      <style:table-row-properties style:row-height="1.73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0.861cm" style:use-optimal-row-height="false"/>
    </style:style>
    <style:style style:name="ro6" style:family="table-row">
      <style:table-row-properties style:row-height="0.824cm" style:use-optimal-row-height="false"/>
    </style:style>
    <style:style style:name="ro7" style:family="table-row">
      <style:table-row-properties style:row-height="0.736cm" style:use-optimal-row-height="false"/>
    </style:style>
    <style:style style:name="ce1" style:family="table-cell">
      <style:text-properties fo:font-size="18pt" style:font-size-asian="18pt" style:font-size-complex="18pt"/>
    </style:style>
    <style:style style:name="ce2" style:family="table-cell"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textarea-vertical-align="top"/>
      <style:paragraph-properties fo:text-align="center" style:text-autospace="none"/>
    </style:style>
    <style:style style:name="ce4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style:text-autospace="non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4000"/>
      <style:paragraph-properties style:writing-mode="lr-tb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What is a string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s a string?</text:p>
          </draw:text-box>
        </draw:frame>
        <draw:frame presentation:style-name="pr4" draw:text-style-name="P1" draw:layer="layout" svg:width="26cm" svg:height="10cm" svg:x="0.3cm" svg:y="2.4cm" presentation:class="outline" presentation:user-transformed="true">
          <draw:text-box>
            <text:list text:style-name="L2">
              <text:list-header>
                <text:p><text:span text:style-name="T1">A string is a sequence of characters. (Here each character has a position </text:span><text:span text:style-name="T1">associated with it.)</text:span></text:p>
                <text:p><text:span text:style-name="T1">When we write “hello world!” what computer sees is this:</text:span></text:p>
                <text:p/>
                <text:p/>
              </text:list-header>
            </text:list>
          </draw:text-box>
        </draw:frame>
        <draw:frame draw:style-name="standard" draw:layer="layout" svg:width="16.934cm" svg:height="7.729cm" svg:x="2.004cm" svg:y="5.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2">h</text:span></text:p>
              </table:table-cell>
              <table:table-cell>
                <text:p text:style-name="P3"><text:span text:style-name="T2">e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l</text:span></text:p>
              </table:table-cell>
              <table:table-cell>
                <text:p text:style-name="P3"><text:span text:style-name="T2">o</text:span></text:p>
              </table:table-cell>
              <table:table-cell/>
              <table:table-cell>
                <text:p text:style-name="P3"><text:span text:style-name="T2">w</text:span></text:p>
              </table:table-cell>
              <table:table-cell>
                <text:p text:style-name="P3"><text:span text:style-name="T2">o</text:span></text:p>
              </table:table-cell>
              <table:table-cell>
                <text:p text:style-name="P3"><text:span text:style-name="T2">r</text:span></text:p>
              </table:table-cell>
              <table:table-cell>
                <text:p text:style-name="P3"><text:span text:style-name="T2">l</text:span></text:p>
              </table:table-cell>
              <table:table-cell table:style-name="ce2">
                <text:p text:style-name="P4"><text:span text:style-name="T3">d</text:span></text:p>
              </table:table-cell>
              <table:table-cell table:style-name="ce2">
                <text:p text:style-name="P4"><text:span text:style-name="T3">!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>
                <text:p text:style-name="P3"><text:span text:style-name="T2">10</text:span></text:p>
              </table:table-cell>
              <table:table-cell>
                <text:p text:style-name="P3"><text:span text:style-name="T2">1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2">j</text:span></text:p>
              </table:table-cell>
              <table:table-cell>
                <text:p text:style-name="P3"><text:span text:style-name="T2">a</text:span></text:p>
              </table:table-cell>
              <table:table-cell>
                <text:p text:style-name="P3"><text:span text:style-name="T2">c</text:span></text:p>
              </table:table-cell>
              <table:table-cell>
                <text:p text:style-name="P3"><text:span text:style-name="T2">k</text:span></text:p>
              </table:table-cell>
              <table:table-cell/>
              <table:table-cell>
                <text:p text:style-name="P3"><text:span text:style-name="T2">s</text:span></text:p>
              </table:table-cell>
              <table:table-cell>
                <text:p text:style-name="P3"><text:span text:style-name="T2">m</text:span></text:p>
              </table:table-cell>
              <table:table-cell>
                <text:p text:style-name="P3"><text:span text:style-name="T2">i</text:span></text:p>
              </table:table-cell>
              <table:table-cell>
                <text:p text:style-name="P3"><text:span text:style-name="T2">t</text:span></text:p>
              </table:table-cell>
              <table:table-cell>
                <text:p text:style-name="P3"><text:span text:style-name="T2">h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5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  <table:table-cell>
                <text:p text:style-name="P3"><text:span text:style-name="T2">7</text:span></text:p>
              </table:table-cell>
              <table:table-cell>
                <text:p text:style-name="P3"><text:span text:style-name="T2">8</text:span></text:p>
              </table:table-cell>
              <table:table-cell>
                <text:p text:style-name="P3"><text:span text:style-name="T2">9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10.646cm" svg:x="0.525cm" svg:y="2.58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7">Just a string</text:p>
              </table:table-cell>
              <table:table-cell>
                <text:p text:style-name="P7">f</text:p>
              </table:table-cell>
              <table:table-cell>
                <text:p text:style-name="P7">o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>
                <text:p text:style-name="P7">a</text:p>
              </table:table-cell>
              <table:table-cell>
                <text:p text:style-name="P7">r</text:p>
              </table:table-cell>
            </table:table-row>
            <table:table-row table:style-name="ro3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>
                <text:p text:style-name="P7">5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b</text:p>
              </table:table-cell>
              <table:table-cell>
                <text:p text:style-name="P7">o</text:p>
              </table:table-cell>
              <table:table-cell>
                <text:p text:style-name="P7">b</text:p>
              </table:table-cell>
              <table:table-cell/>
              <table:table-cell/>
              <table:table-cell/>
            </table:table-row>
            <table:table-row table:style-name="ro5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/>
              <table:table-cell/>
              <table:table-cell/>
            </table:table-row>
            <table:table-row table:style-name="ro6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7">string</text:p>
              </table:table-cell>
              <table:table-cell>
                <text:p text:style-name="P7">a</text:p>
              </table:table-cell>
              <table:table-cell>
                <text:p text:style-name="P7">l</text:p>
              </table:table-cell>
              <table:table-cell>
                <text:p text:style-name="P7">i</text:p>
              </table:table-cell>
              <table:table-cell>
                <text:p text:style-name="P7">c</text:p>
              </table:table-cell>
              <table:table-cell>
                <text:p text:style-name="P7">e</text:p>
              </table:table-cell>
              <table:table-cell/>
            </table:table-row>
            <table:table-row table:style-name="ro7" table:default-cell-style-name="ce3">
              <table:table-cell>
                <text:p text:style-name="P7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>
                <text:p text:style-name="P8">string</text:p>
              </table:table-cell>
              <table:table-cell>
                <text:p text:style-name="P7">h</text:p>
              </table:table-cell>
              <table:table-cell>
                <text:p text:style-name="P7">e</text:p>
              </table:table-cell>
              <table:table-cell>
                <text:p text:style-name="P7">l</text:p>
              </table:table-cell>
              <table:table-cell>
                <text:p text:style-name="P7">l</text:p>
              </table:table-cell>
              <table:table-cell>
                <text:p text:style-name="P7">o</text:p>
              </table:table-cell>
              <table:table-cell/>
            </table:table-row>
            <table:table-row table:style-name="ro7" table:default-cell-style-name="ce3">
              <table:table-cell>
                <text:p text:style-name="P8">position</text:p>
              </table:table-cell>
              <table:table-cell>
                <text:p text:style-name="P7">0</text:p>
              </table:table-cell>
              <table:table-cell>
                <text:p text:style-name="P7">1</text:p>
              </table:table-cell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Through the lens of programming</text:p>
          </draw:text-box>
        </draw:frame>
        <draw:frame draw:style-name="gr2" draw:text-style-name="P9" draw:layer="layout" svg:width="26cm" svg:height="7.361cm" svg:x="1cm" svg:y="3cm">
          <draw:text-box>
            <text:p># JavaScript strings are for storing and manipulating text.</text:p>
            <text:p/>
            <text:p># A JavaScript string is zero or more characters written inside quotes.</text:p>
            <text:p>You can use single or double quotes:</text:p>
            <text:p>You can use quotes inside a string, as long as they don't match the quotes surrounding the string:</text:p>
            <text:p/>
            <text:p>let answer1 = "It's alright";</text:p>
            <text:p>let answer2 = "He is called 'Johnny'";</text:p>
            <text:p>let answer3 = 'He is called "Johnny"'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String Length</text:p>
          </draw:text-box>
        </draw:frame>
        <draw:frame draw:style-name="gr3" draw:text-style-name="P9" draw:layer="layout" svg:width="26.5cm" svg:height="7.361cm" svg:x="0.5cm" svg:y="3cm">
          <draw:text-box>
            <text:p>To find the length of a string, use the built-in length property:</text:p>
            <text:p/>
            <text:p>let text = "ABCDEFGHIJKLMNOPQRSTUVWXYZ";</text:p>
            <text:p>let length = text.length;</text:p>
            <text:p/>
            <text:p/>
            <text:p/>
            <text:p>let name = 'Abhisneha'</text:p>
            <text:p>name.length</text:p>
            <text:p>9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JavaScript Strings as Objects</text:p>
          </draw:text-box>
        </draw:frame>
        <draw:frame draw:style-name="gr4" draw:text-style-name="P9" draw:layer="layout" svg:width="26.5cm" svg:height="9.494cm" svg:x="1cm" svg:y="3cm">
          <draw:text-box>
            <text:p>Normally, JavaScript strings are primitive values, created from literals:</text:p>
            <text:p/>
            <text:p><text:span text:style-name="T4">let x = </text:span><text:span text:style-name="T4">"John";</text:span></text:p>
            <text:p/>
            <text:p>But strings can also be defined as objects with the keyword new:</text:p>
            <text:p/>
            <text:p><text:span text:style-name="T4">let y = </text:span><text:span text:style-name="T4">new </text:span><text:span text:style-name="T4">String("</text:span><text:span text:style-name="T4">John");</text:span></text:p>
            <text:p><text:span text:style-name="T4"/></text:p>
            <text:p><text:span text:style-name="T4">Word of </text:span><text:span text:style-name="T4">Caution:</text:span></text:p>
            <text:p>Do not create Strings objects.</text:p>
            <text:p>The new keyword complicates the code and slows down execution speed.</text:p>
            <text:p>String objects can produce unexpected results: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 presentation:placeholder="true">
          <draw:text-box/>
        </draw:frame>
        <draw:frame draw:style-name="gr5" draw:text-style-name="P11" draw:layer="layout" svg:width="22cm" svg:height="5.228cm" svg:x="1.5cm" svg:y="3cm">
          <draw:text-box>
            <text:p text:style-name="P10"><text:span text:style-name="T4">let x = </text:span><text:span text:style-name="T4">"John";</text:span></text:p>
            <text:p text:style-name="P10"/>
            <text:p text:style-name="P10">X is string literal.</text:p>
            <text:p text:style-name="P10"/>
            <text:p text:style-name="P10"><text:span text:style-name="T4">let y = </text:span><text:span text:style-name="T4">new </text:span><text:span text:style-name="T4">String("</text:span><text:span text:style-name="T4">John");</text:span></text:p>
            <text:p text:style-name="P10"><text:span text:style-name="T4"/></text:p>
            <text:p text:style-name="P10"><text:span text:style-name="T5">Y is a </text:span><text:span text:style-name="T5">string </text:span><text:span text:style-name="T5">objec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Equality Between String Literal and String Object</text:p>
          </draw:text-box>
        </draw:frame>
        <draw:frame draw:style-name="gr6" draw:text-style-name="P9" draw:layer="layout" svg:width="26cm" svg:height="10.916cm" svg:x="0.4cm" svg:y="2.3cm">
          <draw:text-box>
            <text:p>When using the == operator, x and y are equal:</text:p>
            <text:p/>
            <text:p>let x = "John";</text:p>
            <text:p>let y = new String("John");</text:p>
            <text:p>x==y</text:p>
            <text:p>true</text:p>
            <text:p/>
            <text:p>When using the === operator, x and y are not equal: </text:p>
            <text:p/>
            <text:p>let x = "John";</text:p>
            <text:p>let y = new String("John");</text:p>
            <text:p>x===y</text:p>
            <text:p>False</text:p>
            <text:p/>
            <text:p>This is because “==” checks only for value while “===” checks also for the data typ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Note the difference between (x==y) and (x===y)</text:p>
          </draw:text-box>
        </draw:frame>
        <draw:frame draw:style-name="gr7" draw:text-style-name="P13" draw:layer="layout" svg:width="27.5cm" svg:height="10.916cm" svg:x="0.5cm" svg:y="2.5cm">
          <draw:text-box>
            <text:p>(x == y) true or false?</text:p>
            <text:p/>
            <text:p>let x = new String("John");</text:p>
            <text:p>let y = new String("John");</text:p>
            <text:p/>
            <text:p>Returns true.</text:p>
            <text:p/>
            <text:p>(x === y) true or false?</text:p>
            <text:p/>
            <text:p>let x = new String("John");</text:p>
            <text:p>let y = new String("John");</text:p>
            <text:p/>
            <text:p>Returns false.</text:p>
            <text:p/>
            <text:p><text:span text:style-name="T6">Compari</text:span><text:span text:style-name="T6">ng two </text:span><text:span text:style-name="T6">JavaScri</text:span><text:span text:style-name="T6">pt </text:span><text:span text:style-name="T6">objects </text:span><text:span text:style-name="T6">always </text:span><text:span text:style-name="T6">returns </text:span><text:span text:style-name="T6">fals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 text:style-name="P1">Why JavaScript objects cannot be compared?</text:p>
          </draw:text-box>
        </draw:frame>
        <draw:frame draw:style-name="gr8" draw:text-style-name="P15" draw:layer="layout" svg:width="26.8cm" svg:height="10.916cm" svg:x="0.7cm" svg:y="2.4cm">
          <draw:text-box>
            <text:p text:style-name="P14"><text:span text:style-name="T7">“</text:span><text:span text:style-name="T7">Comparing two objects like this results in false even if they have the same data. It is </text:span><text:span text:style-name="T7">because those are two different object instances, they are referring to two different objects. </text:span><text:span text:style-name="T7">There is no direct method in javascript to check whether two objects have the same data or </text:span><text:span text:style-name="T7">not.” </text:span></text:p>
            <text:p text:style-name="P14"><text:span text:style-name="T7">Ref: </text:span><text:span text:style-name="T7"><text:a xlink:href="https://www.geeksforgeeks.org/how-to-check-two-objects-have-same-data-using-javascript/" xlink:type="simple">https://www.geeksforgeeks.org/how-to-check-two-objects-have-same-data-using-javascript/</text:a></text:span></text:p>
            <text:p text:style-name="P14"><text:span text:style-name="T7"/></text:p>
            <text:p text:style-name="P14"><text:span text:style-name="T7"/></text:p>
            <text:p text:style-name="P14"><text:span text:style-name="T8">You have two brand new pencils from the same box. They are both identical pencils but can </text:span><text:span text:style-name="T8">we say:</text:span></text:p>
            <text:p text:style-name="P14"><text:span text:style-name="T8">pencil_1 === pencil_2?</text:span></text:p>
            <text:p text:style-name="P14"><text:span text:style-name="T8"/></text:p>
            <text:p text:style-name="P14"><text:span text:style-name="T8">That is what GeeksForGeeks is trying to explain.</text:span></text:p>
            <text:p text:style-name="P14"><text:span text:style-name="T8"/></text:p>
            <text:p text:style-name="P14"><text:span text:style-name="T8">The two pencils are still two independent objects, that’s wh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8T16:21:52.331863069</meta:creation-date>
    <meta:editing-duration>PT58M2S</meta:editing-duration>
    <meta:editing-cycles>19</meta:editing-cycles>
    <meta:generator>LibreOffice/7.3.7.2$Linux_X86_64 LibreOffice_project/30$Build-2</meta:generator>
    <dc:title>Blue Curve</dc:title>
    <dc:date>2023-09-04T10:59:57.551633175</dc:date>
    <meta:document-statistic meta:object-count="88"/>
  </office:meta>
</office:document-meta>
</file>